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20pt" fo:font-weight="bold" officeooo:rsid="00108a9d" officeooo:paragraph-rsid="00108a9d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Шаблоны Blade</text:p>
      <text:p text:style-name="P1">1. Какой шаблнозатор поставляется вместе с Laravel?</text:p>
      <text:p text:style-name="P1">Blade</text:p>
      <text:p text:style-name="P1">2. Во что компилируются blade шаблоны?</text:p>
      <text:p text:style-name="P1">В php code</text:p>
      <text:p text:style-name="P1">3. Расширение для blade шаблонов?</text:p>
      <text:p text:style-name="P1">blade.php</text:p>
      <text:p text:style-name="P1">4. Где хранятся шаблоны,</text:p>
      <text:p text:style-name="P1">resources/views</text:p>
      <text:p text:style-name="P1">5. Преимущества использования blade шаблонов?</text:p>
      <text:p text:style-name="P1">Наследование шаблонов и секции</text:p>
      <text:p text:style-name="P1">6. Какая директивая определяет секцию содержимого?</text:p>
      <text:p text:style-name="P1">@section</text:p>
      <text:p text:style-name="P1">7. Какая директива используется для отображения содержимого заданной секции</text:p>
      <text:p text:style-name="P1">@yield('content')</text:p>
      <text:p text:style-name="P1"><text:s text:c="8"/>@section('content')</text:p>
      <text:p text:style-name="P1"><text:s text:c="12"/>This is the master sidebar.</text:p>
      <text:p text:style-name="P1"><text:s text:c="8"/>@show</text:p>
      <text:p text:style-name="P1">8. Вы определили общий макет для всех наблонов, как указатиь что данный шаблон лдочерний?</text:p>
      <text:p text:style-name="P1">При определении дочернего шаблона используйте Blade-директиву @extends для указания макета, который должен быть "унаследован" дочерним шаблоном.</text:p>
      <text:p text:style-name="P1">@extends('layouts.app')</text:p>
      <text:p text:style-name="P1">9. Обычно общий шаблон для других шаблонов называется макет и хранится в </text:p>
      <text:p text:style-name="P1">recourses/views/layouts</text:p>
      <text:p text:style-name="P1">10. Каким образом можно передать title в макет?</text:p>
      <text:p text:style-name="P1">макет:</text:p>
      <text:p text:style-name="P1">@yield('title')</text:p>
      <text:p text:style-name="P1">шаблон:</text:p>
      <text:p text:style-name="P1">@section('title', 'Page Title')</text:p>
      <text:p text:style-name="P1">11. К примеру есть секция в макете @section('sidebar')...@show. Каким образом добавить из дочернего шаблона что-то в sidebar секцию?</text:p>
      <text:p text:style-name="P1">@section('sidebar')</text:p>
      <text:p text:style-name="P1"><text:s text:c="4"/>@parent</text:p>
      <text:p text:style-name="P1"/>
      <text:p text:style-name="P1"><text:s text:c="4"/>&lt;p&gt;This is appended to the master sidebar.&lt;/p&gt;</text:p>
      <text:p text:style-name="P1"><text:soft-page-break/>@endsection</text:p>
      <text:p text:style-name="P1">Использовать директиву @parent для дополнения (а не перезаписи) содержимого к боковой панели макета. Директива @parent будет заменена содержимым макета при отрисовке шаблона.</text:p>
      <text:p text:style-name="P1">12. В чем разница между: секция sidebar заканчивается на @endsection вместо @show?</text:p>
      <text:p text:style-name="P1">Директива @endsection будет только определять секцию, в то время как @show будет определять и немедленно вставлять секцию</text:p>
      <text:p text:style-name="P1">13. КАк получить шаблон из маршрутов?</text:p>
      <text:p text:style-name="P1">Blade-шаблоны могут быть возвращены из роутов при помощи глобального хелпера view</text:p>
      <text:p text:style-name="P1">14. Как передать значение в директиву @yield по-умолчанию?</text:p>
      <text:p text:style-name="P1">Директива @yield также принимает значение по умолчанию в качестве второго параметра. Это значение будет отображено, если получаемый раздел не определен:</text:p>
      <text:p text:style-name="P1">@yield('content', View::make('view.name'))</text:p>
      <text:p text:style-name="P1">15. Как передавать данные в шаблон?</text:p>
      <text:p text:style-name="P1">Route::get('greeting', function () {</text:p>
      <text:p text:style-name="P1"><text:s text:c="4"/>return view('welcome', ['name' =&gt; 'Samantha']);</text:p>
      <text:p text:style-name="P1">});</text:p>
      <text:p text:style-name="P1">Или использовать compact(), куда передается имена переменных.</text:p>
      <text:p text:style-name="P1">16. Как можно отобразить содержимое переменной в шаблоне?</text:p>
      <text:p text:style-name="P1">{{ $name }}</text:p>
      <text:p text:style-name="P1">17. Операторы Blade {{}} автоматически вызываетс функцию?</text:p>
      <text:p text:style-name="P1">PHP htmlspecialchars для предотвращения атак XSS.</text:p>
      <text:p text:style-name="P1">18. Что можно писать внутри {{}}?</text:p>
      <text:p text:style-name="P1">php code</text:p>
      <text:p text:style-name="P1">19. Как отобразить неэкранированные данные</text:p>
      <text:p text:style-name="P1">По умолчанию операторы Blade {{}} автоматически отправляются через функцию PHP htmlspecialchars, чтобы предотвратить атаки XSS. Если вы не хотите, чтобы ваши данные были экранированы, вы можете использовать следующий синтаксис:</text:p>
      <text:p text:style-name="P1">Hello, {!! $name !!}.</text:p>
      <text:p text:style-name="P1">Всегда используйте экранированный синтаксис двойной фигурной скобки, чтобы предотвратить атаки XSS при отображении данных, предоставленных пользователем.</text:p>
      <text:p text:style-name="P1">20.json </text:p>
      <text:p text:style-name="P1"/>
      <text:p text:style-name="P1">21.Кодировка HTML-объекта</text:p>
      <text:p text:style-name="P1"><text:soft-page-break/></text:p>
      <text:p text:style-name="P1">22.Blade &amp; JavaScript Frameworks</text:p>
      <text:p text:style-name="P1"/>
      <text:p text:style-name="P1">23. Назовите управляющие конструкции в blade?</text:p>
      <text:p text:style-name="P1">If Statements</text:p>
      <text:p text:style-name="P1">Вы можете создавать операторы if, используя директивы @if, @elseif, @else и @endif. Эти директивы работают так же, как и их аналоги в PHP:</text:p>
      <text:p text:style-name="P1">@if (count($records) === 1)</text:p>
      <text:p text:style-name="P1"><text:s text:c="4"/>I have one record!</text:p>
      <text:p text:style-name="P1">@elseif (count($records) &gt; 1)</text:p>
      <text:p text:style-name="P1"><text:s text:c="4"/>I have multiple records!</text:p>
      <text:p text:style-name="P1">@else</text:p>
      <text:p text:style-name="P1"><text:s text:c="4"/>I don't have any records!</text:p>
      <text:p text:style-name="P1">@endif</text:p>
      <text:p text:style-name="P1">Для удобства Blade также предоставляет директиву @unless:</text:p>
      <text:p text:style-name="P1">@unless (Auth::check())</text:p>
      <text:p text:style-name="P1"><text:s text:c="4"/>You are not signed in.</text:p>
      <text:p text:style-name="P1">@endunless</text:p>
      <text:p text:style-name="P1">В дополнение к уже обсужденным условным директивам директивы @isset и @empty могут использоваться как удобные ярлыки для соответствующих функций PHP:</text:p>
      <text:p text:style-name="P1">@isset($records)</text:p>
      <text:p text:style-name="P1"><text:s text:c="4"/>// $records is defined and is not null...</text:p>
      <text:p text:style-name="P1">@endisset</text:p>
      <text:p text:style-name="P1"/>
      <text:p text:style-name="P1">@empty($records)</text:p>
      <text:p text:style-name="P1"><text:s text:c="4"/>// $records is "empty"...</text:p>
      <text:p text:style-name="P1">@endempty</text:p>
      <text:p text:style-name="P1"/>
      <text:p text:style-name="P1">Authentication Directives</text:p>
      <text:p text:style-name="P1">Директивы @auth и @guest могут использоваться для быстрого определения, аутентифицирован ли текущий пользователь или является гостем:</text:p>
      <text:p text:style-name="P1">@auth</text:p>
      <text:p text:style-name="P1"><text:s text:c="4"/>// The user is authenticated...</text:p>
      <text:p text:style-name="P1">@endauth</text:p>
      <text:p text:style-name="P1"/>
      <text:p text:style-name="P1">@guest</text:p>
      <text:p text:style-name="P1"><text:soft-page-break/><text:s text:c="4"/>// The user is not authenticated...</text:p>
      <text:p text:style-name="P1">@endguest</text:p>
      <text:p text:style-name="P1">При необходимости вы можете указать защиту аутентификации, которую следует проверять при использовании директив @auth и @guest:</text:p>
      <text:p text:style-name="P1">@auth('admin')</text:p>
      <text:p text:style-name="P1"><text:s text:c="4"/>// The user is authenticated...</text:p>
      <text:p text:style-name="P1">@endauth</text:p>
      <text:p text:style-name="P1"/>
      <text:p text:style-name="P1">@guest('admin')</text:p>
      <text:p text:style-name="P1"><text:s text:c="4"/>// The user is not authenticated...</text:p>
      <text:p text:style-name="P1">@endguest</text:p>
      <text:p text:style-name="P1"/>
      <text:p text:style-name="P1">Section Directives</text:p>
      <text:p text:style-name="P1">Вы можете проверить, есть ли в разделе контент, используя директиву @hasSection:</text:p>
      <text:p text:style-name="P1">@hasSection('navigation')</text:p>
      <text:p text:style-name="P1"><text:s text:c="4"/>&lt;div class="pull-right"&gt;</text:p>
      <text:p text:style-name="P1"><text:s text:c="8"/>@yield('navigation')</text:p>
      <text:p text:style-name="P1"><text:s text:c="4"/>&lt;/div&gt;</text:p>
      <text:p text:style-name="P1"/>
      <text:p text:style-name="P1"><text:s text:c="4"/>&lt;div class="clearfix"&gt;&lt;/div&gt;</text:p>
      <text:p text:style-name="P1">@endif</text:p>
      <text:p text:style-name="P1">Вы можете использовать директиву sectionMissing, чтобы определить, нет ли в разделе содержимого:</text:p>
      <text:p text:style-name="P1">@sectionMissing('navigation')</text:p>
      <text:p text:style-name="P1"><text:s text:c="4"/>&lt;div class="pull-right"&gt;</text:p>
      <text:p text:style-name="P1"><text:s text:c="8"/>@include('default-navigation')</text:p>
      <text:p text:style-name="P1"><text:s text:c="4"/>&lt;/div&gt;</text:p>
      <text:p text:style-name="P1">@endif</text:p>
      <text:p text:style-name="P1"/>
      <text:p text:style-name="P1">Environment Directives</text:p>
      <text:p text:style-name="P1">Вы можете проверить, работает ли приложение в производственной среде, с помощью директивы @production:</text:p>
      <text:p text:style-name="P1">@production</text:p>
      <text:p text:style-name="P1"><text:s text:c="4"/>// Production specific content...</text:p>
      <text:p text:style-name="P1">@endproduction</text:p>
      <text:p text:style-name="P1">Или вы можете определить, работает ли приложение в определенной среде, с помощью директивы @env:</text:p>
      <text:p text:style-name="P1"><text:soft-page-break/>@env('staging')</text:p>
      <text:p text:style-name="P1"><text:s text:c="4"/>// The application is running in "staging"...</text:p>
      <text:p text:style-name="P1">@endenv</text:p>
      <text:p text:style-name="P1"/>
      <text:p text:style-name="P1">@env(['staging', 'production'])</text:p>
      <text:p text:style-name="P1"><text:s text:c="4"/>// The application is running in "staging" or "production"...</text:p>
      <text:p text:style-name="P1">@endenv</text:p>
      <text:p text:style-name="P1"/>
      <text:p text:style-name="P1">Switch Statements</text:p>
      <text:p text:style-name="P1">Операторы переключения могут быть созданы с помощью директив @switch, @case, @break, @default и @endswitch:</text:p>
      <text:p text:style-name="P1">@switch($i)</text:p>
      <text:p text:style-name="P1"><text:s text:c="4"/>@case(1)</text:p>
      <text:p text:style-name="P1"><text:s text:c="8"/>First case...</text:p>
      <text:p text:style-name="P1"><text:s text:c="8"/>@break</text:p>
      <text:p text:style-name="P1"/>
      <text:p text:style-name="P1"><text:s text:c="4"/>@case(2)</text:p>
      <text:p text:style-name="P1"><text:s text:c="8"/>Second case...</text:p>
      <text:p text:style-name="P1"><text:s text:c="8"/>@break</text:p>
      <text:p text:style-name="P1"/>
      <text:p text:style-name="P1"><text:s text:c="4"/>@default</text:p>
      <text:p text:style-name="P1"><text:s text:c="8"/>Default case...</text:p>
      <text:p text:style-name="P1">@endswitch</text:p>
      <text:p text:style-name="P1"/>
      <text:p text:style-name="P1">Loops</text:p>
      <text:p text:style-name="P1">В дополнение к условным операторам Blade предоставляет простые директивы для работы со структурами циклов PHP. Опять же, каждая из этих директив функционирует идентично своим аналогам PHP:</text:p>
      <text:p text:style-name="P1">@for ($i = 0; $i &lt; 10; $i++)</text:p>
      <text:p text:style-name="P1"><text:s text:c="4"/>The current value is {{ $i }}</text:p>
      <text:p text:style-name="P1">@endfor</text:p>
      <text:p text:style-name="P1"/>
      <text:p text:style-name="P1">@foreach ($users as $user)</text:p>
      <text:p text:style-name="P1"><text:s text:c="4"/>&lt;p&gt;This is user {{ $user-&gt;id }}&lt;/p&gt;</text:p>
      <text:p text:style-name="P1">@endforeach</text:p>
      <text:p text:style-name="P1"/>
      <text:p text:style-name="P1">@forelse ($users as $user)</text:p>
      <text:p text:style-name="P1"><text:s text:c="4"/>&lt;li&gt;{{ $user-&gt;name }}&lt;/li&gt;</text:p>
      <text:p text:style-name="P1">@empty</text:p>
      <text:p text:style-name="P1"><text:soft-page-break/><text:s text:c="4"/>&lt;p&gt;No users&lt;/p&gt;</text:p>
      <text:p text:style-name="P1">@endforelse</text:p>
      <text:p text:style-name="P1"/>
      <text:p text:style-name="P1">@while (true)</text:p>
      <text:p text:style-name="P1"><text:s text:c="4"/>&lt;p&gt;I'm looping forever.&lt;/p&gt;</text:p>
      <text:p text:style-name="P1">@endwhile</text:p>
      <text:p text:style-name="P1">При создании цикла вы можете использовать переменную цикла, чтобы получить ценную информацию о цикле, например, находитесь ли вы на первой или последней итерации цикла.</text:p>
      <text:p text:style-name="P1">При использовании циклов вы также можете завершить цикл или пропустить текущую итерацию:</text:p>
      <text:p text:style-name="P1">@foreach ($users as $user)</text:p>
      <text:p text:style-name="P1"><text:s text:c="4"/>@if ($user-&gt;type == 1)</text:p>
      <text:p text:style-name="P1"><text:s text:c="8"/>@continue</text:p>
      <text:p text:style-name="P1"><text:s text:c="4"/>@endif</text:p>
      <text:p text:style-name="P1"/>
      <text:p text:style-name="P1"><text:s text:c="4"/>&lt;li&gt;{{ $user-&gt;name }}&lt;/li&gt;</text:p>
      <text:p text:style-name="P1"/>
      <text:p text:style-name="P1"><text:s text:c="4"/>@if ($user-&gt;number == 5)</text:p>
      <text:p text:style-name="P1"><text:s text:c="8"/>@break</text:p>
      <text:p text:style-name="P1"><text:s text:c="4"/>@endif</text:p>
      <text:p text:style-name="P1">@endforeach</text:p>
      <text:p text:style-name="P1">Вы также можете включить условие с объявлением директивы в одну строку:</text:p>
      <text:p text:style-name="P1">@foreach ($users as $user)</text:p>
      <text:p text:style-name="P1"><text:s text:c="4"/>@continue($user-&gt;type == 1)</text:p>
      <text:p text:style-name="P1"/>
      <text:p text:style-name="P1"><text:s text:c="4"/>&lt;li&gt;{{ $user-&gt;name }}&lt;/li&gt;</text:p>
      <text:p text:style-name="P1"/>
      <text:p text:style-name="P1"><text:s text:c="4"/>@break($user-&gt;number == 5)</text:p>
      <text:p text:style-name="P1">@endforeach</text:p>
      <text:p text:style-name="P1"/>
      <text:p text:style-name="P1">The Loop Variable</text:p>
      <text:p text:style-name="P1">При работе с циклами внутри цикла будет доступна переменная $loop. Эта переменная предоставляет доступ к некоторым полезным данным, например, текущий индекс цикла, или находитесь ли вы на первой или последней итерации цикла:</text:p>
      <text:p text:style-name="P1">@foreach ($users as $user)</text:p>
      <text:p text:style-name="P1"><text:s text:c="4"/>@if ($loop-&gt;first)</text:p>
      <text:p text:style-name="P1"><text:soft-page-break/><text:s text:c="8"/>This is the first iteration.</text:p>
      <text:p text:style-name="P1"><text:s text:c="4"/>@endif</text:p>
      <text:p text:style-name="P1"/>
      <text:p text:style-name="P1"><text:s text:c="4"/>@if ($loop-&gt;last)</text:p>
      <text:p text:style-name="P1"><text:s text:c="8"/>This is the last iteration.</text:p>
      <text:p text:style-name="P1"><text:s text:c="4"/>@endif</text:p>
      <text:p text:style-name="P1"/>
      <text:p text:style-name="P1"><text:s text:c="4"/>&lt;p&gt;This is user {{ $user-&gt;id }}&lt;/p&gt;</text:p>
      <text:p text:style-name="P1">@endforeach</text:p>
      <text:p text:style-name="P1">Если вы находитесь во вложенном цикле, вы можете получить доступ к переменной $ loop родительского цикла через свойство parent:</text:p>
      <text:p text:style-name="P1">@foreach ($users as $user)</text:p>
      <text:p text:style-name="P1"><text:s text:c="4"/>@foreach ($user-&gt;posts as $post)</text:p>
      <text:p text:style-name="P1"><text:s text:c="8"/>@if ($loop-&gt;parent-&gt;first)</text:p>
      <text:p text:style-name="P1"><text:s text:c="12"/>This is first iteration of the parent loop.</text:p>
      <text:p text:style-name="P1"><text:s text:c="8"/>@endif</text:p>
      <text:p text:style-name="P1"><text:s text:c="4"/>@endforeach</text:p>
      <text:p text:style-name="P1">@endforeach</text:p>
      <text:p text:style-name="P1"/>
      <text:p text:style-name="P1">24. Назовите Переменная $loop одержит также множество других полезных свойств</text:p>
      <text:p text:style-name="P1">табличца</text:p>
      <text:p text:style-name="P1"/>
      <text:p text:style-name="P1">25. Комментарии </text:p>
      <text:p text:style-name="P1">Blade также позволяет вам определить комментарии в ваших шаблонах. Но в отличие от HTML-комментариев, Blade-комментарии не включаются в HTML-код, возвращаемый вашим приложением:</text:p>
      <text:p text:style-name="P1">{{-- Этого комментария не будет в итоговом HTML --}}</text:p>
      <text:p text:style-name="P1"/>
      <text:p text:style-name="P1">26. В некоторых ситуациях полезно встраивать PHP-код в ваши представления.</text:p>
      <text:p text:style-name="P1">Вы можете использовать директиву Blade @php для выполнения блока простого PHP в вашем шаблоне:</text:p>
      <text:p text:style-name="P1">@php</text:p>
      <text:p text:style-name="P1"><text:s text:c="4"/>//</text:p>
      <text:p text:style-name="P1">@endphp</text:p>
      <text:p text:style-name="P1"/>
      <text:p text:style-name="P1">27. The @once Directive</text:p>
      <text:p text:style-name="P1"><text:soft-page-break/>Директива @once позволяет вам определять часть шаблона, которая будет оцениваться только один раз за цикл рендеринга. Это может быть полезно для вставки заданного фрагмента JavaScript в заголовок страницы с помощью стеков. Например, если вы визуализируете данный компонент в цикле, вы можете захотеть вставить JavaScript в заголовок только при первой визуализации компонента:</text:p>
      <text:p text:style-name="P1">@once</text:p>
      <text:p text:style-name="P1"><text:s text:c="4"/>@push('scripts')</text:p>
      <text:p text:style-name="P1"><text:s text:c="8"/>&lt;script&gt;</text:p>
      <text:p text:style-name="P1"><text:s text:c="12"/>// Your custom JavaScript...</text:p>
      <text:p text:style-name="P1"><text:s text:c="8"/>&lt;/script&gt;</text:p>
      <text:p text:style-name="P1"><text:s text:c="4"/>@endpush</text:p>
      <text:p text:style-name="P1">@endonce</text:p>
      <text:p text:style-name="P1"/>
      <text:p text:style-name="P1">28. Каждый раз, когда вы определяете HTML-форму в своем приложении, вы должны включать в форму скрытое поле?</text:p>
      <text:p text:style-name="P1">скрытое поле токена CSRF, чтобы промежуточное ПО защиты CSRF могло проверить запрос. </text:p>
      <text:p text:style-name="P1">Вы можете использовать директиву @csrf Blade для создания поля токена:</text:p>
      <text:p text:style-name="P1">&lt;form method="POST" action="/profile"&gt;</text:p>
      <text:p text:style-name="P1"><text:s text:c="4"/>@csrf</text:p>
      <text:p text:style-name="P1"/>
      <text:p text:style-name="P1"><text:s text:c="4"/>...</text:p>
      <text:p text:style-name="P1">&lt;/form&gt;</text:p>
      <text:p text:style-name="P1">29. Что такео csrf? токен? как защтитиься, как в ларавель защищает?</text:p>
      <text:p text:style-name="P1"/>
      <text:p text:style-name="P1">30. Поскольку HTML-формы не могут выполнять запросы PUT, PATCH или DELETE, вам нужно будет добавить скрытое поле _method для подмены этих HTTP-глаголов. Директива @method Blade может создать для вас это поле:</text:p>
      <text:p text:style-name="P1">&lt;form action="/foo/bar" method="POST"&gt;</text:p>
      <text:p text:style-name="P1"><text:s text:c="4"/>@method('PUT')</text:p>
      <text:p text:style-name="P1"/>
      <text:p text:style-name="P1"><text:s text:c="4"/>...</text:p>
      <text:p text:style-name="P1">&lt;/form&gt;</text:p>
      <text:p text:style-name="P1"/>
      <text:p text:style-name="P1">31. Validation Errors</text:p>
      <text:p text:style-name="P1"><text:soft-page-break/>Директива @error может использоваться для быстрой проверки наличия сообщений об ошибках проверки для данного атрибута. В директиве @error вы можете повторить переменную $ message, чтобы отобразить сообщение об ошибке:</text:p>
      <text:p text:style-name="P1">&lt;!-- /resources/views/post/create.blade.php --&gt;</text:p>
      <text:p text:style-name="P1"/>
      <text:p text:style-name="P1">&lt;label for="title"&gt;Post Title&lt;/label&gt;</text:p>
      <text:p text:style-name="P1"/>
      <text:p text:style-name="P1">&lt;input id="title" type="text" class="@error('title') is-invalid @enderror"&gt;</text:p>
      <text:p text:style-name="P1"/>
      <text:p text:style-name="P1">@error('title')</text:p>
      <text:p text:style-name="P1"><text:s text:c="4"/>&lt;div class="alert alert-danger"&gt;{{ $message }}&lt;/div&gt;</text:p>
      <text:p text:style-name="P1">@enderror</text:p>
      <text:p text:style-name="P1">Вы можете передать имя определенного пакета ошибок в качестве второго параметра директиве @error для получения сообщений об ошибках проверки на страницах, содержащих несколько форм:</text:p>
      <text:p text:style-name="P1">&lt;!-- /resources/views/auth.blade.php --&gt;</text:p>
      <text:p text:style-name="P1"/>
      <text:p text:style-name="P1">&lt;label for="email"&gt;Email address&lt;/label&gt;</text:p>
      <text:p text:style-name="P1"/>
      <text:p text:style-name="P1">&lt;input id="email" type="email" class="@error('email', 'login') is-invalid @enderror"&gt;</text:p>
      <text:p text:style-name="P1"/>
      <text:p text:style-name="P1">@error('email', 'login')</text:p>
      <text:p text:style-name="P1"><text:s text:c="4"/>&lt;div class="alert alert-danger"&gt;{{ $message }}&lt;/div&gt;</text:p>
      <text:p text:style-name="P1">@enderror</text:p>
      <text:p text:style-name="P1"/>
      <text:p text:style-name="P1">32. Какие есть два подхода к написанию компонентов?</text:p>
      <text:p text:style-name="P1">компоненты на основе классов и анонимные компоненты.</text:p>
      <text:p text:style-name="P1"/>
      <text:p text:style-name="P1">33. Как создать компонент на основе класса?</text:p>
      <text:p text:style-name="P1">вы можете использовать Artisan-команду make: component</text:p>
      <text:p text:style-name="P1"/>
      <text:p text:style-name="P1">34. Куда помещаются компоненты на основе класса?</text:p>
      <text:p text:style-name="P1">каталог App \ View \ Components:</text:p>
      <text:p text:style-name="P1"/>
      <text:p text:style-name="P1">35. Когда создается компонент класса, что еще создается? И где оно будет хранится?</text:p>
      <text:p text:style-name="P1">также создаст шаблон представления для компонента.</text:p>
      <text:p text:style-name="P1"><text:soft-page-break/>Представление будет помещено в каталог resources / views / components.</text:p>
      <text:p text:style-name="P1"/>
      <text:p text:style-name="P1">36. Что нужно сделать после создания компаента? &amp;&amp;&amp;&amp;&amp;&amp;&amp;&amp;&amp;&amp;&amp;&amp;&amp; xzxzxzz</text:p>
      <text:p text:style-name="P1">зарегистрировать класс компонента и его псевдоним HTML-тега. Обычно вы должны зарегистрировать свои компоненты в методе boot поставщика услуг вашего пакета:</text:p>
      <text:p text:style-name="P1">use Illuminate\Support\Facades\Blade;</text:p>
      <text:p text:style-name="P1"/>
      <text:p text:style-name="P1">/**</text:p>
      <text:p text:style-name="P1"><text:s/>* Bootstrap your package's services.</text:p>
      <text:p text:style-name="P1"><text:s/>*/</text:p>
      <text:p text:style-name="P1">public function boot()</text:p>
      <text:p text:style-name="P1">{</text:p>
      <text:p text:style-name="P1"><text:s text:c="4"/>Blade::component('package-alert', AlertComponent::class);</text:p>
      <text:p text:style-name="P1">}</text:p>
      <text:p text:style-name="P1">После того, как ваш компонент был зарегистрирован, он может отображаться с использованием псевдонима тега:</text:p>
      <text:p text:style-name="P1">&lt;x-package-alert/&gt;</text:p>
      <text:p text:style-name="P1"/>
      <text:p text:style-name="P1">37. Как отобразить компонент:</text:p>
      <text:p text:style-name="P1">Для отображения компонента вы можете использовать тег компонента Blade в одном из ваших шаблонов Blade. Теги компонентов Blade начинаются со строки x-, за которой следует имя кебаба класса компонента:</text:p>
      <text:p text:style-name="P1">&lt;x-alert/&gt;</text:p>
      <text:p text:style-name="P1"/>
      <text:p text:style-name="P1">38. Как отправлять данные в компонент?</text:p>
      <text:p text:style-name="P1">Вы можете передавать данные компонентам Blade, используя атрибуты HTML.</text:p>
      <text:p text:style-name="P1">Жестко запрограммированные примитивные значения могут быть переданы компоненту с помощью простых атрибутов HTML. Выражения и переменные PHP должны передаваться компоненту через атрибуты, которые используют символ: в качестве префикса:</text:p>
      <text:p text:style-name="P1">&lt;x-alert type="error" :message="$message"/&gt;</text:p>
      <text:p text:style-name="P1">Вы должны определить необходимые данные компонента в его конструкторе класса. Все общедоступные свойства компонента будут автоматически доступны в представлении компонента. Нет <text:soft-page-break/>необходимости передавать данные в представление из метода render компонента:</text:p>
      <text:p text:style-name="P1">&lt;?php</text:p>
      <text:p text:style-name="P1"/>
      <text:p text:style-name="P1">namespace App\View\Components;</text:p>
      <text:p text:style-name="P1"/>
      <text:p text:style-name="P1">use Illuminate\View\Component;</text:p>
      <text:p text:style-name="P1"/>
      <text:p text:style-name="P1">class Alert extends Component</text:p>
      <text:p text:style-name="P1">{</text:p>
      <text:p text:style-name="P1"><text:s text:c="4"/>/**</text:p>
      <text:p text:style-name="P1"><text:s text:c="5"/>* The alert type.</text:p>
      <text:p text:style-name="P1"><text:s text:c="5"/>*</text:p>
      <text:p text:style-name="P1"><text:s text:c="5"/>* @var string</text:p>
      <text:p text:style-name="P1"><text:s text:c="5"/>*/</text:p>
      <text:p text:style-name="P1"><text:s text:c="4"/>public $type;</text:p>
      <text:p text:style-name="P1"/>
      <text:p text:style-name="P1"><text:s text:c="4"/>/**</text:p>
      <text:p text:style-name="P1"><text:s text:c="5"/>* The alert message.</text:p>
      <text:p text:style-name="P1"><text:s text:c="5"/>*</text:p>
      <text:p text:style-name="P1"><text:s text:c="5"/>* @var string</text:p>
      <text:p text:style-name="P1"><text:s text:c="5"/>*/</text:p>
      <text:p text:style-name="P1"><text:s text:c="4"/>public $message;</text:p>
      <text:p text:style-name="P1"/>
      <text:p text:style-name="P1"><text:s text:c="4"/>/**</text:p>
      <text:p text:style-name="P1"><text:s text:c="5"/>* Create the component instance.</text:p>
      <text:p text:style-name="P1"><text:s text:c="5"/>*</text:p>
      <text:p text:style-name="P1"><text:s text:c="5"/>* @param <text:s/>string <text:s/>$type</text:p>
      <text:p text:style-name="P1"><text:s text:c="5"/>* @param <text:s/>string <text:s/>$message</text:p>
      <text:p text:style-name="P1"><text:s text:c="5"/>* @return void</text:p>
      <text:p text:style-name="P1"><text:s text:c="5"/>*/</text:p>
      <text:p text:style-name="P1"><text:s text:c="4"/>public function __construct($type, $message)</text:p>
      <text:p text:style-name="P1"><text:s text:c="4"/>{</text:p>
      <text:p text:style-name="P1"><text:s text:c="8"/>$this-&gt;type = $type;</text:p>
      <text:p text:style-name="P1"><text:s text:c="8"/>$this-&gt;message = $message;</text:p>
      <text:p text:style-name="P1"><text:s text:c="4"/>}</text:p>
      <text:p text:style-name="P1"/>
      <text:p text:style-name="P1"><text:s text:c="4"/>/**</text:p>
      <text:p text:style-name="P1"><text:s text:c="5"/>* Get the view / contents that represent the component.</text:p>
      <text:p text:style-name="P1"><text:soft-page-break/><text:s text:c="5"/>*</text:p>
      <text:p text:style-name="P1"><text:s text:c="5"/>* @return \Illuminate\View\View|\Closure|string</text:p>
      <text:p text:style-name="P1"><text:s text:c="5"/>*/</text:p>
      <text:p text:style-name="P1"><text:s text:c="4"/>public function render()</text:p>
      <text:p text:style-name="P1"><text:s text:c="4"/>{</text:p>
      <text:p text:style-name="P1"><text:s text:c="8"/>return view('components.alert');</text:p>
      <text:p text:style-name="P1"><text:s text:c="4"/>}</text:p>
      <text:p text:style-name="P1">}</text:p>
      <text:p text:style-name="P1">Когда ваш компонент визуализируется, вы можете отображать содержимое общедоступных переменных вашего компонента, повторяя переменные по имени:</text:p>
      <text:p text:style-name="P1">&lt;div class="alert alert-{{ $type }}"&gt;</text:p>
      <text:p text:style-name="P1"><text:s text:c="4"/>{{ $message }}</text:p>
      <text:p text:style-name="P1">&lt;/div&gt;</text:p>
      <text:p text:style-name="P1"/>
      <text:p text:style-name="P1">39. Стиль для написания аргументов для компонентов?</text:p>
      <text:p text:style-name="P1">Аргументы конструктора компонентов должны быть указаны с использованием camelCase, а kebab-case следует использовать при ссылке на имена аргументов в ваших атрибутах HTML.</text:p>
      <text:p text:style-name="P1">$this-&gt;alertType = $alertType;</text:p>
      <text:p text:style-name="P1">Аргумент $ alertType может быть предоставлен следующим образом:</text:p>
      <text:p text:style-name="P1">&lt;x-alert alert-type="danger" /&gt;</text:p>
      <text:p text:style-name="P1"/>
      <text:p text:style-name="P1">40. Методы компонентов?</text:p>
      <text:p text:style-name="P1">В дополнение к общедоступным переменным, доступным для вашего шаблона компонента, также могут выполняться любые общедоступные методы компонента. Например, представьте компонент, у которого есть метод isSelected:</text:p>
      <text:p text:style-name="P1">public function isSelected($option)</text:p>
      <text:p text:style-name="P1">{</text:p>
      <text:p text:style-name="P1"><text:s text:c="4"/>return $option === $this-&gt;selected;</text:p>
      <text:p text:style-name="P1">}</text:p>
      <text:p text:style-name="P1">You may execute this method from your component template by invoking the variable matching the name of the method:</text:p>
      <text:p text:style-name="P1">&lt;option {{ $isSelected($value) ? 'selected="selected"' : '' }} value="{{ $value }}"&gt;</text:p>
      <text:p text:style-name="P1"><text:s text:c="4"/>{{ $label }}</text:p>
      <text:p text:style-name="P1">&lt;/option&gt;</text:p>
      <text:p text:style-name="P1"/>
      <text:p text:style-name="P1"><text:soft-page-break/>41. Как получить доступ к имени компонента, атрибутам и слоту внутри метода рендеринга класса?</text:p>
      <text:p text:style-name="P1">Однако для доступа к этим данным вы должны вернуть Closure из метода render вашего компонента. Closure получит массив $ data в качестве единственного аргумента:</text:p>
      <text:p text:style-name="P1">public function render()</text:p>
      <text:p text:style-name="P1">{</text:p>
      <text:p text:style-name="P1"><text:s text:c="4"/>return function (array $data) {</text:p>
      <text:p text:style-name="P1"><text:s text:c="8"/>// $data['componentName'];</text:p>
      <text:p text:style-name="P1"><text:s text:c="8"/>// $data['attributes'];</text:p>
      <text:p text:style-name="P1"><text:s text:c="8"/>// $data['slot'];</text:p>
      <text:p text:style-name="P1"/>
      <text:p text:style-name="P1"><text:s text:c="8"/>return '&lt;div&gt;Components content&lt;/div&gt;';</text:p>
      <text:p text:style-name="P1"><text:s text:c="4"/>};</text:p>
      <text:p text:style-name="P1">}</text:p>
      <text:p text:style-name="P1">ComponentName равно имени, используемому в теге HTML после префикса x-. Таким образом, имя компонента &lt;x-alert /&gt; будет alert. Элемент attributes будет содержать все атрибуты, которые присутствовали в теге HTML. Элемент slot - это экземпляр Illuminate \ Support \ HtmlString с содержимым слота из компонента.</text:p>
      <text:p text:style-name="P1">Замыкание должно вернуть строку. Если возвращенная строка соответствует существующему представлению, это представление будет визуализировано; в противном случае возвращенная строка будет оцениваться как встроенное представление Blade.</text:p>
      <text:p text:style-name="P1"/>
      <text:p text:style-name="P1">42. Что такое слоты?</text:p>
      <text:p text:style-name="P1"/>
      <text:p text:style-name="P1"/>
      <text:p text:style-name="P1">43. Что делать если компоненту требуются зависимости от сервис-контейнера Laravel?</text:p>
      <text:p text:style-name="P1">Если вашему компоненту требуются зависимости от сервис-контейнера Laravel, вы можете указать их перед любыми атрибутами данных компонента, и они будут автоматически введены контейнером:</text:p>
      <text:p text:style-name="P1">use App\Services\AlertCreator</text:p>
      <text:p text:style-name="P1"/>
      <text:p text:style-name="P1">/**</text:p>
      <text:p text:style-name="P1"><text:s/>* Create the component instance.</text:p>
      <text:p text:style-name="P1"><text:s/>*</text:p>
      <text:p text:style-name="P1"><text:soft-page-break/><text:s/>* @param <text:s/>\App\Services\AlertCreator <text:s/>$creator</text:p>
      <text:p text:style-name="P1"><text:s/>* @param <text:s/>string <text:s/>$type</text:p>
      <text:p text:style-name="P1"><text:s/>* @param <text:s/>string <text:s/>$message</text:p>
      <text:p text:style-name="P1"><text:s/>* @return void</text:p>
      <text:p text:style-name="P1"><text:s/>*/</text:p>
      <text:p text:style-name="P1">public function __construct(AlertCreator $creator, $type, $message)</text:p>
      <text:p text:style-name="P1">{</text:p>
      <text:p text:style-name="P1"><text:s text:c="4"/>$this-&gt;creator = $creator;</text:p>
      <text:p text:style-name="P1"><text:s text:c="4"/>$this-&gt;type = $type;</text:p>
      <text:p text:style-name="P1"><text:s text:c="4"/>$this-&gt;message = $message;</text:p>
      <text:p text:style-name="P1">}</text:p>
      <text:p text:style-name="P1"/>
      <text:p text:style-name="P1">44. Managing Attributes</text:p>
      <text:p text:style-name="P1"/>
      <text:p text:style-name="P1">45. Default / Merged Attributes</text:p>
      <text:p text:style-name="P1">46. Non-Class Attribute Merging</text:p>
      <text:p text:style-name="P1">47. Filtering Attributes</text:p>
      <text:p text:style-name="P1"/>
      <text:p text:style-name="P1">48. Как передать дополнительный контент через слоты?</text:p>
      <text:p text:style-name="P1">Часто вам нужно будет передать дополнительный контент вашему компоненту через «слоты». Представим, что созданный нами компонент alert имеет следующую разметку:</text:p>
      <text:p text:style-name="P1">&lt;!-- /resources/views/components/alert.blade.php --&gt;</text:p>
      <text:p text:style-name="P1"/>
      <text:p text:style-name="P1">&lt;div class="alert alert-danger"&gt;</text:p>
      <text:p text:style-name="P1"><text:s text:c="4"/>{{ $slot }}</text:p>
      <text:p text:style-name="P1">&lt;/div&gt;</text:p>
      <text:p text:style-name="P1">Мы можем передавать контент в slot, вставляя контент в компонент:</text:p>
      <text:p text:style-name="P1">&lt;x-alert&gt;</text:p>
      <text:p text:style-name="P1"><text:s text:c="4"/>&lt;strong&gt;Whoops!&lt;/strong&gt; Something went wrong!</text:p>
      <text:p text:style-name="P1">&lt;/x-alert&gt;</text:p>
      <text:p text:style-name="P1">Иногда компоненту может потребоваться отобразить несколько разных слотов в разных местах внутри компонента. Давайте изменим наш компонент предупреждений, чтобы учесть добавление «заголовка»:</text:p>
      <text:p text:style-name="P1">&lt;!-- /resources/views/components/alert.blade.php --&gt;</text:p>
      <text:p text:style-name="P1"/>
      <text:p text:style-name="P1">&lt;span class="alert-title"&gt;{{ $title }}&lt;/span&gt;</text:p>
      <text:p text:style-name="P1"/>
      <text:p text:style-name="P1"><text:soft-page-break/>&lt;div class="alert alert-danger"&gt;</text:p>
      <text:p text:style-name="P1"><text:s text:c="4"/>{{ $slot }}</text:p>
      <text:p text:style-name="P1">&lt;/div&gt;</text:p>
      <text:p text:style-name="P1">Вы можете определить содержимое названного слота, используя тег x-slot. Любой контент, не входящий в тег x-slot, будет передан компоненту в переменной $ slot:</text:p>
      <text:p text:style-name="P1">&lt;x-alert&gt;</text:p>
      <text:p text:style-name="P1"><text:s text:c="4"/>&lt;x-slot name="title"&gt;</text:p>
      <text:p text:style-name="P1"><text:s text:c="8"/>Server Error</text:p>
      <text:p text:style-name="P1"><text:s text:c="4"/>&lt;/x-slot&gt;</text:p>
      <text:p text:style-name="P1"/>
      <text:p text:style-name="P1"><text:s text:c="4"/>&lt;strong&gt;Whoops!&lt;/strong&gt; Something went wrong!</text:p>
      <text:p text:style-name="P1">&lt;/x-alert&gt;</text:p>
      <text:p text:style-name="P1"/>
      <text:p text:style-name="P1">49. Scoped Slots</text:p>
      <text:p text:style-name="P1"/>
      <text:p text:style-name="P1">50. Inline Component Views</text:p>
      <text:p text:style-name="P1"/>
      <text:p text:style-name="P1">51. Generating Inline View Components</text:p>
      <text:p text:style-name="P1"/>
      <text:p text:style-name="P1">52. Anonymous Components</text:p>
      <text:p text:style-name="P1">53. Data Properties / Attributes</text:p>
      <text:p text:style-name="P1">54. Dynamic Components</text:p>
      <text:p text:style-name="P1">55. Including Subviews</text:p>
      <text:p text:style-name="P1">56. и так далее до локализации</text:p>
      <text:p text:style-name="P1"/>
      <text:p text:style-name="P1">57. </text:p>
      <text:p text:style-name="P1">58. </text:p>
      <text:p text:style-name="P1">59.</text:p>
      <text:p text:style-name="P1">60.</text:p>
      <text:p text:style-name="P1">61.</text:p>
      <text:p text:style-name="P1">62.</text:p>
      <text:p text:style-name="P1">63.</text:p>
      <text:p text:style-name="P1">64.</text:p>
      <text:p text:style-name="P1">65.</text:p>
      <text:p text:style-name="P1">66.</text:p>
      <text:p text:style-name="P1">67.</text:p>
      <text:p text:style-name="P1">68.</text:p>
      <text:p text:style-name="P1">69.</text:p>
      <text:p text:style-name="P1"><text:soft-page-break/>70.</text:p>
      <text:p text:style-name="P1">71.</text:p>
      <text:p text:style-name="P1">72.</text:p>
      <text:p text:style-name="P1">73.</text:p>
      <text:p text:style-name="P1">74.</text:p>
      <text:p text:style-name="P1">75.</text:p>
      <text:p text:style-name="P1">76.</text:p>
      <text:p text:style-name="P1">77.</text:p>
      <text:p text:style-name="P1">78.</text:p>
      <text:p text:style-name="P1">79.</text:p>
      <text:p text:style-name="P1">80.</text:p>
      <text:p text:style-name="P1">81.</text:p>
      <text:p text:style-name="P1">82.</text:p>
      <text:p text:style-name="P1">83.</text:p>
      <text:p text:style-name="P1">84.</text:p>
      <text:p text:style-name="P1">85.</text:p>
      <text:p text:style-name="P1">86.</text:p>
      <text:p text:style-name="P1">87.</text:p>
      <text:p text:style-name="P1">88.</text:p>
      <text:p text:style-name="P1">89.</text:p>
      <text:p text:style-name="P1">90.</text:p>
      <text:p text:style-name="P1">91.</text:p>
      <text:p text:style-name="P1">92.</text:p>
      <text:p text:style-name="P1">93.</text:p>
      <text:p text:style-name="P1">94.</text:p>
      <text:p text:style-name="P1">95.</text:p>
      <text:p text:style-name="P1">96.</text:p>
      <text:p text:style-name="P1">97.</text:p>
      <text:p text:style-name="P1">98.</text:p>
      <text:p text:style-name="P1">99.</text:p>
      <text:p text:style-name="P1">100.</text:p>
      <text:p text:style-name="P1">=======================================================================================</text:p>
      <text:p text:style-name="P1"/>
      <text:p text:style-name="P1">---------------------------------------------------------------------------------------</text:p>
      <text:p text:style-name="P1">1.Локализация в ларавель</text:p>
      <text:p text:style-name="P1">Возможности локализации Laravel предоставляют удобный способ получения строк на нескольких языках, что позволяет легко организовать поддержку мультиязычности вашим приложением. </text:p>
      <text:p text:style-name="P1"><text:soft-page-break/></text:p>
      <text:p text:style-name="P1">2. Где хранятся языковые строка </text:p>
      <text:p text:style-name="P1">внутри директории resources/lang</text:p>
      <text:p text:style-name="P1"/>
      <text:p text:style-name="P1">3. Что можете сказать о хранение языковых строк в resources/lang?</text:p>
      <text:p text:style-name="P1">В ней должны находиться подпапки для каждого языка, поддерживаемого вашим приложением:</text:p>
      <text:p text:style-name="P1">/resources</text:p>
      <text:p text:style-name="P1"><text:s text:c="4"/>/lang</text:p>
      <text:p text:style-name="P1"><text:s text:c="8"/>/en</text:p>
      <text:p text:style-name="P1"><text:s text:c="12"/>messages.php</text:p>
      <text:p text:style-name="P1"><text:s text:c="8"/>/es</text:p>
      <text:p text:style-name="P1"><text:s text:c="12"/>messages.php</text:p>
      <text:p text:style-name="P1"/>
      <text:p text:style-name="P1">4. Что возвращают языковые файлы?</text:p>
      <text:p text:style-name="P1">массив строк с ключами.</text:p>
      <text:p text:style-name="P1">return [</text:p>
      <text:p text:style-name="P1"><text:s text:c="4"/>'welcome' =&gt; 'Welcome to our application',</text:p>
      <text:p text:style-name="P1">];</text:p>
      <text:p text:style-name="P1"/>
      <text:p text:style-name="P1">5. Если языки различаются по территори?</text:p>
      <text:p text:style-name="P1">Для языков, которые различаются по территории, вы должны назвать языковые каталоги в соответствии с ISO 15897. Например, для британского английского следует использовать «en_GB», а не «en-gb».</text:p>
      <text:p text:style-name="P1"/>
      <text:p text:style-name="P1">6. Где указан стандартный язык вашего приложения?</text:p>
      <text:p text:style-name="P1">Стандартный язык вашего приложения указан в конфиге config/app.php.</text:p>
      <text:p text:style-name="P1"/>
      <text:p text:style-name="P1">7. Как изменить активный язык в процессе работы приложения? (то есть не в конфиге)</text:p>
      <text:p text:style-name="P1">Вы также можете изменить активный язык в процессе работы приложения с помощью метода setLocale фасада App:</text:p>
      <text:p text:style-name="P1">Route::get('welcome/{locale}', function ($locale) {</text:p>
      <text:p text:style-name="P1"><text:s text:c="4"/>if (! in_array($locale, ['en', 'es', 'fr'])) {</text:p>
      <text:p text:style-name="P1"><text:s text:c="8"/>abort(400);</text:p>
      <text:p text:style-name="P1"><text:s text:c="4"/>}</text:p>
      <text:p text:style-name="P1"/>
      <text:p text:style-name="P1"><text:s text:c="4"/>App::setLocale($locale);</text:p>
      <text:p text:style-name="P1"><text:soft-page-break/></text:p>
      <text:p text:style-name="P1"><text:s text:c="4"/>//</text:p>
      <text:p text:style-name="P1">});</text:p>
      <text:p text:style-name="P1"/>
      <text:p text:style-name="P1">8. Как настроить запасной язык и что это такое?</text:p>
      <text:p text:style-name="P1">Вы можете настроить «запасной язык», который будет использоваться, когда активный язык не содержит заданной строки перевода. Как и язык по умолчанию, резервный язык также настраивается в файле конфигурации config / app.php:</text:p>
      <text:p text:style-name="P1">'fallback_locale' =&gt; 'en',</text:p>
      <text:p text:style-name="P1"/>
      <text:p text:style-name="P1">9. Как определить текущию локаль?</text:p>
      <text:p text:style-name="P1">Вы можете использовать методы getLocale и isLocale на фасаде App, чтобы определить текущий языковой стандарт или проверить, является ли языковой стандарт заданным значением:</text:p>
      <text:p text:style-name="P1">$locale = App::getLocale();</text:p>
      <text:p text:style-name="P1"/>
      <text:p text:style-name="P1">if (App::isLocale('en')) {</text:p>
      <text:p text:style-name="P1"><text:s text:c="4"/>//</text:p>
      <text:p text:style-name="P1">}</text:p>
      <text:p text:style-name="P1"/>
      <text:p text:style-name="P1">10. Использование строк перевода как ключей?</text:p>
      <text:p text:style-name="P1">Определение каждой строки с помощью "краткого ключа" для приложений с большими требованиями к переводу может привести к путанице при обращении к ним из ваших шаблонов. По этой причине, Laravel также предоставляет поддержку определения строк перевода с использованием стандартного перевода в качестве ключа.</text:p>
      <text:p text:style-name="P1">Файлы переводов, которые используют строки перевода в качестве ключей, хранятся в JSON-файлах в директории resources/lang. Например, если приложение имеет поддержку испанского языка, то вы должны создать файл resources/lang/es.json:</text:p>
      <text:p text:style-name="P1"/>
      <text:p text:style-name="P1">{</text:p>
      <text:p text:style-name="P1"><text:s text:c="4"/>"I love programming.": "Me encanta programar."</text:p>
      <text:p text:style-name="P1">}</text:p>
      <text:p text:style-name="P1"/>
      <text:p text:style-name="P1">11. Как получить строки перевода?</text:p>
      <text:p text:style-name="P1">Вы можете получать строки из языковых файлов с помощью функции __. Она принимает файл и ключ строки перевода в качестве первого <text:soft-page-break/>параметра. Например, давайте получим строку перевода welcome из языкового файла resources/lang/messages.php:</text:p>
      <text:p text:style-name="P1">echo __('messages.welcome');</text:p>
      <text:p text:style-name="P1">echo __('I love programming.');</text:p>
      <text:p text:style-name="P1">Если вы используете шаблонизатор Blade, вы можете использовать синтаксис {{}} для вывода строки перевода или использовать директиву @lang:</text:p>
      <text:p text:style-name="P1">{{ __('messages.welcome') }}</text:p>
      <text:p text:style-name="P1"/>
      <text:p text:style-name="P1">@lang('messages.welcome')</text:p>
      <text:p text:style-name="P1">Если указанная строка перевода не существует, функция __ вернет ключ строки перевода. Итак, используя приведенный выше пример, функция __ вернет messages.welcome, если строка перевода не существует.</text:p>
      <text:p text:style-name="P1">Директива @lang не выводит никаких сообщений. Вы несете полную ответственность за экранирование собственного вывода при использовании этой директивы.</text:p>
      <text:p text:style-name="P1"/>
      <text:p text:style-name="P1">12. Как подставить параметры в строках перевода?</text:p>
      <text:p text:style-name="P1">При желании, вы можете указывать плейсхолдеры в ваших строках перевода. Все плейсхолдеры начинаются с символа :. Например, вы можете создать приветственное сообщение с плейсхолдером для имени:</text:p>
      <text:p text:style-name="P1">'welcome' =&gt; 'Welcome, :name',</text:p>
      <text:p text:style-name="P1">Для замены плейсхолдеров, при получении строки перевода, передайте массив с необходимыми заменами в качестве второго параметра функции __:</text:p>
      <text:p text:style-name="P1">echo __('messages.welcome', ['name' =&gt; 'dayle']);</text:p>
      <text:p text:style-name="P1">Если ваш плейсхолдер содержит только прописные буквы, или только первая его буква является прописной, то переведённое значение будет преобразовано соответствующим образом:</text:p>
      <text:p text:style-name="P1">'welcome' =&gt; 'Welcome, :NAME', // Welcome, DAYLE</text:p>
      <text:p text:style-name="P1">'goodbye' =&gt; 'Goodbye, :Name', // Goodbye, Dayle</text:p>
      <text:p text:style-name="P1"/>
      <text:p text:style-name="P1">13. Как справляться с такой проблемой плюрализация</text:p>
      <text:p text:style-name="P1">Плюрализация является комплексной проблемой, так как в разных языках существуют различные сложные правила плюрализации. С помощью символа "вертикальной черты" вы можете разграничить одиночную и множественную форму строки:</text:p>
      <text:p text:style-name="P1"><text:soft-page-break/>'apples' =&gt; 'There is one apple|There are many apples',</text:p>
      <text:p text:style-name="P1">Вы даже можете создать сложные правила плюрализации, которые определят строки перевода для нескольких диапазонов чисел:</text:p>
      <text:p text:style-name="P1">'apples' =&gt; '{0} There are none|[1,19] There are some|[20,*] There are many',</text:p>
      <text:p text:style-name="P1">После определения строки перевода с вариантами плюрализации, вы можете использовать функцию trans_choice для получения строки для заданного "числа". В данном примере, так как число больше нуля и единицы, была возвращена форма множественного числа этой строки:</text:p>
      <text:p text:style-name="P1">echo trans_choice('messages.apples', 10);</text:p>
      <text:p text:style-name="P1">Вы также можете определить атрибуты заполнителя в строках множественного числа. Эти заполнители можно заменить, передав массив в качестве третьего аргумента функции trans_choice:</text:p>
      <text:p text:style-name="P1">'minutes_ago' =&gt; '{1} :value minute ago|[2,*] :value minutes ago',</text:p>
      <text:p text:style-name="P1"/>
      <text:p text:style-name="P1">echo trans_choice('time.minutes_ago', 5, ['value' =&gt; 5]);</text:p>
      <text:p text:style-name="P1">Если вы хотите отобразить целочисленное значение, переданное в функцию trans_choice, вы можете использовать заполнитель: count:</text:p>
      <text:p text:style-name="P1">'apples' =&gt; '{0} There are none|{1} There is one|[2,*] There are :count',</text:p>
      <text:p text:style-name="P1"/>
      <text:p text:style-name="P1">14. <text:s/>Переопределение языковых файлов пакета</text:p>
      <text:p text:style-name="P1">15.</text:p>
      <text:p text:style-name="P1">16.</text:p>
      <text:p text:style-name="P1">17.</text:p>
      <text:p text:style-name="P1">18.</text:p>
      <text:p text:style-name="P1">19.</text:p>
      <text:p text:style-name="P1">20.</text:p>
      <text:p text:style-name="P1">21.</text:p>
      <text:p text:style-name="P1">22.</text:p>
      <text:p text:style-name="P1">23.</text:p>
      <text:p text:style-name="P1">24.</text:p>
      <text:p text:style-name="P1">25.</text:p>
      <text:p text:style-name="P1">26.</text:p>
      <text:p text:style-name="P1">27.</text:p>
      <text:p text:style-name="P1">28.</text:p>
      <text:p text:style-name="P1">29.</text:p>
      <text:p text:style-name="P1">30.</text:p>
      <text:p text:style-name="P1">21.</text:p>
      <text:p text:style-name="P1">22.</text:p>
      <text:p text:style-name="P1"><text:soft-page-break/>23.</text:p>
      <text:p text:style-name="P1">24.</text:p>
      <text:p text:style-name="P1">25.</text:p>
      <text:p text:style-name="P1">26.</text:p>
      <text:p text:style-name="P1">27.</text:p>
      <text:p text:style-name="P1">28.</text:p>
      <text:p text:style-name="P1">29.</text:p>
      <text:p text:style-name="P1">30.</text:p>
      <text:p text:style-name="P1">31.</text:p>
      <text:p text:style-name="P1">32.</text:p>
      <text:p text:style-name="P1">33.</text:p>
      <text:p text:style-name="P1">34.</text:p>
      <text:p text:style-name="P1">35.</text:p>
      <text:p text:style-name="P1">36.</text:p>
      <text:p text:style-name="P1">37.</text:p>
      <text:p text:style-name="P1">38.</text:p>
      <text:p text:style-name="P1">39.</text:p>
      <text:p text:style-name="P1">40.</text:p>
      <text:p text:style-name="P1">41.</text:p>
      <text:p text:style-name="P1">42.</text:p>
      <text:p text:style-name="P1">43.</text:p>
      <text:p text:style-name="P1">44.</text:p>
      <text:p text:style-name="P1">45.</text:p>
      <text:p text:style-name="P1">46.</text:p>
      <text:p text:style-name="P1">47.</text:p>
      <text:p text:style-name="P1">48.</text:p>
      <text:p text:style-name="P1">49.</text:p>
      <text:p text:style-name="P1">50.</text:p>
      <text:p text:style-name="P1">51.</text:p>
      <text:p text:style-name="P1">52.</text:p>
      <text:p text:style-name="P1">53.</text:p>
      <text:p text:style-name="P1">54.</text:p>
      <text:p text:style-name="P1">55.</text:p>
      <text:p text:style-name="P1">56.</text:p>
      <text:p text:style-name="P1">57.</text:p>
      <text:p text:style-name="P1">58.</text:p>
      <text:p text:style-name="P1">59.</text:p>
      <text:p text:style-name="P1">60.</text:p>
      <text:p text:style-name="P1">61.</text:p>
      <text:p text:style-name="P1"><text:soft-page-break/>62.</text:p>
      <text:p text:style-name="P1">63.</text:p>
      <text:p text:style-name="P1">64.</text:p>
      <text:p text:style-name="P1">65.</text:p>
      <text:p text:style-name="P1">66.</text:p>
      <text:p text:style-name="P1">67.</text:p>
      <text:p text:style-name="P1">68.</text:p>
      <text:p text:style-name="P1">69.</text:p>
      <text:p text:style-name="P1">70.</text:p>
      <text:p text:style-name="P1">71.</text:p>
      <text:p text:style-name="P1">72.</text:p>
      <text:p text:style-name="P1">73.</text:p>
      <text:p text:style-name="P1">74.</text:p>
      <text:p text:style-name="P1">75.</text:p>
      <text:p text:style-name="P1">76.</text:p>
      <text:p text:style-name="P1">77.</text:p>
      <text:p text:style-name="P1">78.</text:p>
      <text:p text:style-name="P1">79.</text:p>
      <text:p text:style-name="P1">80.</text:p>
      <text:p text:style-name="P1">81.</text:p>
      <text:p text:style-name="P1">82.</text:p>
      <text:p text:style-name="P1">83.</text:p>
      <text:p text:style-name="P1">84.</text:p>
      <text:p text:style-name="P1">85.</text:p>
      <text:p text:style-name="P1">86.</text:p>
      <text:p text:style-name="P1">87.</text:p>
      <text:p text:style-name="P1">88.</text:p>
      <text:p text:style-name="P1">89.</text:p>
      <text:p text:style-name="P1">90.</text:p>
      <text:p text:style-name="P1">91.</text:p>
      <text:p text:style-name="P1">92.</text:p>
      <text:p text:style-name="P1">93.</text:p>
      <text:p text:style-name="P1">94.</text:p>
      <text:p text:style-name="P1">95.</text:p>
      <text:p text:style-name="P1">96.</text:p>
      <text:p text:style-name="P1">97.</text:p>
      <text:p text:style-name="P1">98.</text:p>
      <text:p text:style-name="P1">99.</text:p>
      <text:p text:style-name="P1">100.</text:p>
      <text:p text:style-name="P1"><text:soft-page-break/>=======================================================================================</text:p>
      <text:p text:style-name="P1">Сборка фронтенда</text:p>
      <text:p text:style-name="P1">---------------------------------------------------------------------------------------</text:p>
      <text:p text:style-name="P1">1. <text:s/>Что такое Laravel Mix?</text:p>
      <text:p text:style-name="P1">Laravel Mix - это чистый и гибкий API для определения инструкций сборки Webpack для вашего Laravel-приложения с использованием нескольких основных препроцессоров CSS и JavaScript. С помощью сцепки методов вы можете гибко определить свой конвейер сборки. Например:</text:p>
      <text:p text:style-name="P1">mix.js('resources/js/app.js', 'public/js')</text:p>
      <text:p text:style-name="P1"><text:s text:c="4"/>.sass('resources/sass/app.scss', 'public/css');</text:p>
      <text:p text:style-name="P1"/>
      <text:p text:style-name="P1">2. Тут вопросы по webpack должны быть))</text:p>
      <text:p text:style-name="P1"/>
      <text:p text:style-name="P1">3. Обязательно ли использовать Laravel mix, который использует webpack для сборки фронта?</text:p>
      <text:p text:style-name="P1">нет, можно вообще никакой не использовать.</text:p>
      <text:p text:style-name="P1"/>
      <text:p text:style-name="P1">4. Что нужно для работы Mix?</text:p>
      <text:p text:style-name="P1">Node.js и NPM и Laravel Mix</text:p>
      <text:p text:style-name="P1">вы можете легко установить последнюю версию Node и NPM с помощью простых графических установщиков со страницы загрузки.</text:p>
      <text:p text:style-name="P1">Последний оставшийся шаг - установить Laravel Mix. В свежей установке Laravel вы найдете файл package.json в корне вашей структуры директорий. Файл package.json по умолчанию включает все необходимое, чтобы начать. Подумайте об этом как о вашем файле composer.json, кроме того, что он определяет Node-зависимости вместо PHP. Вы можете установить зависимости, запустив:</text:p>
      <text:p text:style-name="P1">npm install</text:p>
      <text:p text:style-name="P1"/>
      <text:p text:style-name="P1">5. Как запустить mix?</text:p>
      <text:p text:style-name="P1">Mix - это слой настройки поверх Webpack, поэтому для запуска задач Mix вам нужно только выполнить один из NPM-скриптов, который включен в файл Laravel package.json по умолчанию:</text:p>
      <text:p text:style-name="P1">// Run all Mix tasks...</text:p>
      <text:p text:style-name="P1">npm run dev</text:p>
      <text:p text:style-name="P1"/>
      <text:p text:style-name="P1">// Run all Mix tasks and minify output...</text:p>
      <text:p text:style-name="P1"><text:soft-page-break/>npm run production</text:p>
      <text:p text:style-name="P1"/>
      <text:p text:style-name="P1">6. Как ослеживать изменения статики? </text:p>
      <text:p text:style-name="P1">Команда npm run watch продолжит выполняться в терминале и будет следить за всеми изменениями ваших ресурсов. Когда что-либо изменится, автоматически скомпилируются новые файлы:</text:p>
      <text:p text:style-name="P1">npm run watch</text:p>
      <text:p text:style-name="P1">Вы можете обнаружить, что в определенных средах Webpack не обновляется, когда меняются ваши файлы. Если это как раз то, с чем вы столкнулись, попробуйте использовать команлу watch-poll:</text:p>
      <text:p text:style-name="P1">npm run watch-poll</text:p>
      <text:p text:style-name="P1"/>
      <text:p text:style-name="P1">7. Работа с таблицами стилей</text:p>
      <text:p text:style-name="P1">Файл webpack.mix.js - ваша точка входа для компиляции всех ассетов. Считайте его легкой оболочкой для настройки поверх Webpack. Задачи Mix можно связать вместе, чтобы конкретно указать как должны компилироваться ваши ассеты.</text:p>
      <text:p text:style-name="P1"/>
      <text:p text:style-name="P1">8. Less</text:p>
      <text:p text:style-name="P1">9. Sass</text:p>
      <text:p text:style-name="P1">10. Stylus</text:p>
      <text:p text:style-name="P1">11. PostCSS</text:p>
      <text:p text:style-name="P1">12. Простой CSS</text:p>
      <text:p text:style-name="P1">13. и до конца</text:p>
      <text:p text:style-name="P1">14.</text:p>
      <text:p text:style-name="P1">15.</text:p>
      <text:p text:style-name="P1">16.</text:p>
      <text:p text:style-name="P1">17.</text:p>
      <text:p text:style-name="P1">18.</text:p>
      <text:p text:style-name="P1">19.</text:p>
      <text:p text:style-name="P1">20.</text:p>
      <text:p text:style-name="P1">21.</text:p>
      <text:p text:style-name="P1">22.</text:p>
      <text:p text:style-name="P1">23.</text:p>
      <text:p text:style-name="P1">24.</text:p>
      <text:p text:style-name="P1">25.</text:p>
      <text:p text:style-name="P1">26.</text:p>
      <text:p text:style-name="P1">27.</text:p>
      <text:p text:style-name="P1">28.</text:p>
      <text:p text:style-name="P1"><text:soft-page-break/>29.</text:p>
      <text:p text:style-name="P1">30.</text:p>
      <text:p text:style-name="P1">21.</text:p>
      <text:p text:style-name="P1">22.</text:p>
      <text:p text:style-name="P1">23.</text:p>
      <text:p text:style-name="P1">24.</text:p>
      <text:p text:style-name="P1">25.</text:p>
      <text:p text:style-name="P1">26.</text:p>
      <text:p text:style-name="P1">27.</text:p>
      <text:p text:style-name="P1">28.</text:p>
      <text:p text:style-name="P1">29.</text:p>
      <text:p text:style-name="P1">30.</text:p>
      <text:p text:style-name="P1">31.</text:p>
      <text:p text:style-name="P1">32.</text:p>
      <text:p text:style-name="P1">33.</text:p>
      <text:p text:style-name="P1">34.</text:p>
      <text:p text:style-name="P1">35.</text:p>
      <text:p text:style-name="P1">36.</text:p>
      <text:p text:style-name="P1">37.</text:p>
      <text:p text:style-name="P1">38.</text:p>
      <text:p text:style-name="P1">39.</text:p>
      <text:p text:style-name="P1">40.</text:p>
      <text:p text:style-name="P1">41.</text:p>
      <text:p text:style-name="P1">42.</text:p>
      <text:p text:style-name="P1">43.</text:p>
      <text:p text:style-name="P1">44.</text:p>
      <text:p text:style-name="P1">45.</text:p>
      <text:p text:style-name="P1">46.</text:p>
      <text:p text:style-name="P1">47.</text:p>
      <text:p text:style-name="P1">48.</text:p>
      <text:p text:style-name="P1">49.</text:p>
      <text:p text:style-name="P1">50.</text:p>
      <text:p text:style-name="P1">51.</text:p>
      <text:p text:style-name="P1">52.</text:p>
      <text:p text:style-name="P1">53.</text:p>
      <text:p text:style-name="P1">54.</text:p>
      <text:p text:style-name="P1">55.</text:p>
      <text:p text:style-name="P1">56.</text:p>
      <text:p text:style-name="P1">57.</text:p>
      <text:p text:style-name="P1"><text:soft-page-break/>58.</text:p>
      <text:p text:style-name="P1">59.</text:p>
      <text:p text:style-name="P1">60.</text:p>
      <text:p text:style-name="P1">61.</text:p>
      <text:p text:style-name="P1">62.</text:p>
      <text:p text:style-name="P1">63.</text:p>
      <text:p text:style-name="P1">64.</text:p>
      <text:p text:style-name="P1">65.</text:p>
      <text:p text:style-name="P1">66.</text:p>
      <text:p text:style-name="P1">67.</text:p>
      <text:p text:style-name="P1">68.</text:p>
      <text:p text:style-name="P1">69.</text:p>
      <text:p text:style-name="P1">70.</text:p>
      <text:p text:style-name="P1">71.</text:p>
      <text:p text:style-name="P1">72.</text:p>
      <text:p text:style-name="P1">73.</text:p>
      <text:p text:style-name="P1">74.</text:p>
      <text:p text:style-name="P1">75.</text:p>
      <text:p text:style-name="P1">76.</text:p>
      <text:p text:style-name="P1">77.</text:p>
      <text:p text:style-name="P1">78.</text:p>
      <text:p text:style-name="P1">79.</text:p>
      <text:p text:style-name="P1">80.</text:p>
      <text:p text:style-name="P1">81.</text:p>
      <text:p text:style-name="P1">82.</text:p>
      <text:p text:style-name="P1">83.</text:p>
      <text:p text:style-name="P1">84.</text:p>
      <text:p text:style-name="P1">85.</text:p>
      <text:p text:style-name="P1">86.</text:p>
      <text:p text:style-name="P1">87.</text:p>
      <text:p text:style-name="P1">88.</text:p>
      <text:p text:style-name="P1">89.</text:p>
      <text:p text:style-name="P1">90.</text:p>
      <text:p text:style-name="P1">91.</text:p>
      <text:p text:style-name="P1">92.</text:p>
      <text:p text:style-name="P1">93.</text:p>
      <text:p text:style-name="P1">94.</text:p>
      <text:p text:style-name="P1">95.</text:p>
      <text:p text:style-name="P1">96.</text:p>
      <text:p text:style-name="P1"><text:soft-page-break/>97.</text:p>
      <text:p text:style-name="P1">98.</text:p>
      <text:p text:style-name="P1">99.</text:p>
      <text:p text:style-name="P1">100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8:37:52.914264910</meta:creation-date>
    <meta:generator>LibreOffice/6.4.6.2$Linux_X86_64 LibreOffice_project/40$Build-2</meta:generator>
    <dc:date>2020-11-10T18:39:50.243754257</dc:date>
    <meta:editing-duration>PT1M56S</meta:editing-duration>
    <meta:editing-cycles>3</meta:editing-cycles>
    <meta:document-statistic meta:table-count="0" meta:image-count="0" meta:object-count="0" meta:page-count="27" meta:paragraph-count="733" meta:word-count="3352" meta:character-count="25111" meta:non-whitespace-character-count="21737"/>
  </office:meta>
</office:document-meta>
</file>